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9658b" style:font-name-complex="Arial2"/>
    </style:style>
    <style:style style:name="P2" style:family="paragraph" style:parent-style-name="Standard">
      <style:text-properties style:font-name="Arial" officeooo:rsid="0009658b" officeooo:paragraph-rsid="0009658b" style:font-name-complex="Arial2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language="en" fo:country="US" fo:font-weight="bold" officeooo:paragraph-rsid="0009658b" style:font-size-asian="16pt" style:font-weight-asian="bold" style:font-name-complex="Arial2" style:font-size-complex="16pt" style:font-weight-complex="bold"/>
    </style:style>
    <style:style style:name="P4" style:family="paragraph" style:parent-style-name="Standard">
      <style:text-properties style:font-name="Arial" fo:font-weight="bold" officeooo:rsid="0009658b" officeooo:paragraph-rsid="0009658b" style:font-weight-asian="bold" style:font-name-complex="Arial2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9658b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officeooo:paragraph-rsid="0009658b"/>
    </style:style>
    <style:style style:name="P7" style:family="paragraph" style:parent-style-name="Standard">
      <style:text-properties officeooo:paragraph-rsid="0009658b"/>
    </style:style>
    <style:style style:name="P8" style:family="paragraph" style:parent-style-name="Standard">
      <style:paragraph-properties fo:text-align="center" style:justify-single-word="false"/>
      <style:text-properties officeooo:rsid="0009658b" officeooo:paragraph-rsid="0009658b"/>
    </style:style>
    <style:style style:name="P9" style:family="paragraph" style:parent-style-name="Standard">
      <style:paragraph-properties fo:text-align="center" style:justify-single-word="false"/>
      <style:text-properties fo:font-size="14pt" officeooo:rsid="0009658b" officeooo:paragraph-rsid="0009658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officeooo:paragraph-rsid="0009658b" style:font-size-asian="20pt" style:font-size-complex="20pt"/>
    </style:style>
    <style:style style:name="T1" style:family="text">
      <style:text-properties style:font-name="Arial" fo:font-size="18pt" fo:language="en" fo:country="US" fo:font-weight="bold" style:font-size-asian="18pt" style:font-weight-asian="bold" style:font-name-complex="Arial2" style:font-size-complex="18pt" style:font-weight-complex="bold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4" style:family="text">
      <style:text-properties style:font-name="Arial" fo:font-size="12pt" fo:font-weight="bold" officeooo:rsid="0009658b" style:font-size-asian="12pt" style:font-weight-asian="bold" style:font-name-complex="Arial2" style:font-size-complex="12pt" style:font-weight-complex="bold"/>
    </style:style>
    <style:style style:name="T5" style:family="text">
      <style:text-properties style:font-name="Arial" fo:language="en" fo:country="US" fo:font-weight="bold" style:font-weight-asian="bold" style:font-name-complex="Arial2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The Best Game</text:span><text:span text:style-name="T1"/></text:p>
      <text:p text:style-name="P5"><text:span text:style-name="T1"/></text:p>
      <text:p text:style-name="P5"><text:span text:style-name="T1"/></text:p>
      <text:p text:style-name="P9"><text:span text:style-name="T5">Lucas Teixeira Silva, RA: 8081969</text:span><text:span text:style-name="T1"/></text:p>
      <text:p text:style-name="P9"><text:span text:style-name="T5">Rafael Faria Gomes, RA: 8124028</text:span><text:span text:style-name="T1"/></text:p>
      <text:p text:style-name="P8"><text:span text:style-name="T1"/></text:p>
      <text:p text:style-name="P3"/>
      <text:p text:style-name="P6"><text:span text:style-name="T2"/></text:p>
      <text:p text:style-name="P1"/>
      <text:p text:style-name="P7"><text:span text:style-name="T3">Objetiv</text:span><text:span text:style-name="T4">o (missão)</text:span><text:span text:style-name="T3">:</text:span><text:span text:style-name="T3"/></text:p>
      <text:p text:style-name="P7"><text:span text:style-name="T2">Trazer agilidade e facilidade ao usuário, na escolha de novos títulos de jogos, com a nossa plataforma o usuário terá um maior conforto e não haverá perda de tempo. </text:span><text:span text:style-name="T2"/></text:p>
      <text:p text:style-name="P1"/>
      <text:p text:style-name="P2"><text:span text:style-name="T6">Visão</text:span>: <text:span text:style-name="T2"/></text:p>
      <text:p text:style-name="P2">Esse software ajudará os jogadores a conseguirem mais facilidade e agilidade na hora que forem escolher a um jogo novo.<text:span text:style-name="T2"/></text:p>
      <text:p text:style-name="P2"/>
      <text:p text:style-name="P2"><text:span text:style-name="T6">Valores</text:span>: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6">Matriz SWOT</text:span><text:span text:style-name="T2"/></text:p>
      <text:p text:style-name="P4"/>
      <text:p text:style-name="P4">Tabela Concorrentes<text:span text:style-name="T2"/></text:p>
      <text:p text:style-name="P4"/>
      <text:p text:style-name="P4">Relatório Projeto:<text:span text:style-name="T2"/></text:p>
      <text:p text:style-name="P6"><text:soft-page-break/>O projeto vem com finalidade de uma maior facilidade e agilidade na escolha de um título de jogo novo, de acordo com o gosto do cliente e outros requisitos do mesmo. O projeto também busca uma expansão do conhecimento de jogos para o cliente a partir da nossa biblioteca.<text:span text:style-name="T2"/></text:p>
      <text:p text:style-name="P4"/>
      <text:p text:style-name="P4">Quadro Canvas com atividades necessárias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21:54:01.819000000</meta:creation-date>
    <dc:date>2023-05-15T22:02:12.559000000</dc:date>
    <meta:editing-duration>PT8M11S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3" meta:word-count="126" meta:character-count="753" meta:non-whitespace-character-count="638"/>
  </office:meta>
</office:document-meta>
</file>